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4dbb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004dbb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fo:color="#004dbb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<text:s text:c="2"/>Assignment 6</text:span></text:p>
      <text:p text:style-name="P2"><text:span text:style-name="T1"/></text:p>
      <text:p text:style-name="P2"><text:span text:style-name="T2">1. Write a Python Program to Display Fibonacci Sequence Using Recursion?</text:span></text:p>
      <text:p text:style-name="P2"><text:span text:style-name="T3">def fibonacci(n):</text:span></text:p>
      <text:p text:style-name="P2"><text:span text:style-name="T3"><text:s text:c="4"/>if(n &lt;= 1):</text:span></text:p>
      <text:p text:style-name="P2"><text:span text:style-name="T3"><text:s text:c="8"/>return n</text:span></text:p>
      <text:p text:style-name="P2"><text:span text:style-name="T3"><text:s text:c="4"/>else:</text:span></text:p>
      <text:p text:style-name="P2"><text:span text:style-name="T3"><text:s text:c="8"/>return(fibonacci(n-1) + fibonacci(n-2))</text:span></text:p>
      <text:p text:style-name="P2"><text:span text:style-name="T3">n = int(input("Enter number of terms:"))</text:span></text:p>
      <text:p text:style-name="P2"><text:span text:style-name="T3">print("Fibonacci sequence:")</text:span></text:p>
      <text:p text:style-name="P2"><text:span text:style-name="T3">for i in range(n):</text:span></text:p>
      <text:p text:style-name="P2"><text:span text:style-name="T3"><text:s text:c="4"/>print(fibonacci(i))</text:span></text:p>
      <text:p text:style-name="P2"><text:span text:style-name="T4">Enter number of terms:5</text:span></text:p>
      <text:p text:style-name="P2"><text:span text:style-name="T4">Fibonacci sequence:</text:span></text:p>
      <text:p text:style-name="P2"><text:span text:style-name="T4">0</text:span></text:p>
      <text:p text:style-name="P2"><text:span text:style-name="T4">1</text:span></text:p>
      <text:p text:style-name="P2"><text:span text:style-name="T4">1</text:span></text:p>
      <text:p text:style-name="P2"><text:span text:style-name="T4">2</text:span></text:p>
      <text:p text:style-name="P2"><text:span text:style-name="T4">3</text:span></text:p>
      <text:p text:style-name="P3"><draw:frame text:anchor-type="as-char" svg:width="152.40mm" svg:height="68.79mm" style:rel-width="scale" style:rel-height="scale"><draw:object-ole xlink:href="OleObj1"/><draw:image xlink:href="ObjectReplacements/OleObj1"/></draw:frame><text:span text:style-name="T4"/></text:p>
      <text:p text:style-name="P4"><text:span text:style-name="T5">2. Write a Python Program to Find Factorial of Number Using Recursion?</text:span></text:p>
      <text:p text:style-name="P5"><text:span text:style-name="T6">def factorial(n):</text:span></text:p>
      <text:p text:style-name="P5"><text:span text:style-name="T6"><text:s text:c="4"/>if(n &lt;= 1):</text:span></text:p>
      <text:p text:style-name="P5"><text:span text:style-name="T6"><text:s text:c="8"/>return 1</text:span></text:p>
      <text:p text:style-name="P5"><text:span text:style-name="T6"><text:s text:c="4"/>else:</text:span></text:p>
      <text:p text:style-name="P5"><text:span text:style-name="T6"><text:s text:c="8"/>return(n*factorial(n-1))</text:span></text:p>
      <text:p text:style-name="P5"><text:span text:style-name="T6">n = int(input("Enter number:"))</text:span></text:p>
      <text:p text:style-name="P5"><text:span text:style-name="T6">print("Factorial:")</text:span></text:p>
      <text:p text:style-name="P5"><text:span text:style-name="T6">print(factorial(n))</text:span></text:p>
      <text:p text:style-name="P5"><text:span text:style-name="T7">Enter number:6</text:span></text:p>
      <text:p text:style-name="P5"><text:span text:style-name="T7">Factorial:</text:span></text:p>
      <text:p text:style-name="P5"><text:span text:style-name="T7">720</text:span></text:p>
      <text:p text:style-name="P5"><draw:frame text:anchor-type="as-char" svg:width="152.40mm" svg:height="78.58mm" style:rel-width="scale" style:rel-height="scale"><draw:object-ole xlink:href="OleObj2"/><draw:image xlink:href="ObjectReplacements/OleObj2"/></draw:frame><text:span text:style-name="T7"/></text:p>
      <text:p text:style-name="P5"><text:span text:style-name="T7"/></text:p>
      <text:p text:style-name="P6"><text:span text:style-name="T8">3. Write a Python Program to calculate your Body Mass Index?</text:span></text:p>
      <text:p text:style-name="P7"><text:span text:style-name="T9">height = float(input("Input your height in Feet: "))</text:span></text:p>
      <text:p text:style-name="P7"><text:span text:style-name="T9">weight = float(input("Input your weight in Kilogram: "))</text:span></text:p>
      <text:p text:style-name="P7"><text:span text:style-name="T9">print("Your body mass index is: ", round(weight / (height * height), 2))</text:span></text:p>
      <text:p text:style-name="P7"><text:span text:style-name="T10">Input your height in Feet: 1.8</text:span></text:p>
      <text:p text:style-name="P7"><text:span text:style-name="T10">Input your weight in Kilogram: 70</text:span></text:p>
      <text:p text:style-name="P7"><text:span text:style-name="T10">Your body mass index is:<text:s text:c="2"/>21.6</text:span></text:p>
      <text:p text:style-name="P7"><draw:frame text:anchor-type="as-char" svg:width="152.40mm" svg:height="39.95mm" style:rel-width="scale" style:rel-height="scale"><draw:object-ole xlink:href="OleObj3"/><draw:image xlink:href="ObjectReplacements/OleObj3"/></draw:frame><text:span text:style-name="T10"/></text:p>
      <text:p text:style-name="P7"><text:span text:style-name="T10"/></text:p>
      <text:p text:style-name="P7"><draw:frame text:anchor-type="as-char" svg:width="80.96mm" svg:height="32.54mm" style:rel-width="scale" style:rel-height="scale"><draw:object-ole xlink:href="OleObj4"/><draw:image xlink:href="ObjectReplacements/OleObj4"/></draw:frame><text:span text:style-name="T10"/></text:p>
      <text:p text:style-name="P8"><text:span text:style-name="T11">4. Write a Python Program to calculate the natural logarithm of any number?</text:span></text:p>
      <text:p text:style-name="P8"><text:span text:style-name="T12">import math</text:span></text:p>
      <text:p text:style-name="P8"><text:span text:style-name="T12"/></text:p>
      <text:p text:style-name="P8"><text:span text:style-name="T12">try:</text:span></text:p>
      <text:p text:style-name="P8"><text:span text:style-name="T12"><text:s text:c="4"/>num = int(input("Enter the number: "))</text:span></text:p>
      <text:p text:style-name="P8"><text:span text:style-name="T12">except Exception as e:</text:span></text:p>
      <text:p text:style-name="P8"><text:span text:style-name="T12"><text:s text:c="4"/>print(e)</text:span></text:p>
      <text:p text:style-name="P8"><text:span text:style-name="T12">else:</text:span></text:p>
      <text:p text:style-name="P8"><text:span text:style-name="T12"><text:s text:c="4"/>print(math.log(num))</text:span></text:p>
      <text:p text:style-name="P8"><text:span text:style-name="T13">Enter the number: 14</text:span></text:p>
      <text:p text:style-name="P8"><text:span text:style-name="T13">2.6390573296152584</text:span></text:p>
      <text:p text:style-name="P9"><text:span text:style-name="T14"/></text:p>
      <text:p text:style-name="P9"><draw:frame text:anchor-type="as-char" svg:width="152.40mm" svg:height="48.42mm" style:rel-width="scale" style:rel-height="scale"><draw:object-ole xlink:href="OleObj5"/><draw:image xlink:href="ObjectReplacements/OleObj5"/></draw:frame><text:span text:style-name="T14"/></text:p>
      <text:p text:style-name="P9"><draw:frame text:anchor-type="as-char" svg:width="59.53mm" svg:height="23.81mm" style:rel-width="scale" style:rel-height="scale"><draw:object-ole xlink:href="OleObj6"/><draw:image xlink:href="ObjectReplacements/OleObj6"/></draw:frame><text:span text:style-name="T14"/></text:p>
      <text:p text:style-name="P10"><text:span text:style-name="T15">5. Write a Python Program for cube sum of first n natural numbers?</text:span></text:p>
      <text:p text:style-name="P11"><text:span text:style-name="T16">def sumOfSeries(n):</text:span></text:p>
      <text:p text:style-name="P11"><text:span text:style-name="T16"><text:s text:c="4"/>x = 0</text:span></text:p>
      <text:p text:style-name="P11"><text:span text:style-name="T16"><text:s text:c="4"/>if n % 2 == 0 : </text:span></text:p>
      <text:p text:style-name="P11"><text:span text:style-name="T16"><text:s text:c="8"/>x = (n/2) * (n+1)</text:span></text:p>
      <text:p text:style-name="P11"><text:span text:style-name="T16"><text:s text:c="4"/>else:</text:span></text:p>
      <text:p text:style-name="P11"><text:span text:style-name="T16"><text:s text:c="8"/>x = ((n + 1) / 2) * n</text:span></text:p>
      <text:p text:style-name="P11"><text:span text:style-name="T16"><text:s text:c="9"/></text:span></text:p>
      <text:p text:style-name="P11"><text:span text:style-name="T16"><text:s text:c="4"/>return (int)(x * x)</text:span></text:p>
      <text:p text:style-name="P11"><text:span text:style-name="T16"><text:s/></text:span></text:p>
      <text:p text:style-name="P11"><text:span text:style-name="T16"><text:s text:c="2"/></text:span></text:p>
      <text:p text:style-name="P11"><text:span text:style-name="T16"># Driver Function</text:span></text:p>
      <text:p text:style-name="P11"><text:span text:style-name="T16">n = 5</text:span></text:p>
      <text:p text:style-name="P11"><text:span text:style-name="T16">print(sumOfSeries(n))</text:span></text:p>
      <text:p text:style-name="P11"><draw:frame text:anchor-type="as-char" svg:width="152.40mm" svg:height="82.81mm" style:rel-width="scale" style:rel-height="scale"><draw:object-ole xlink:href="OleObj7"/><draw:image xlink:href="ObjectReplacements/OleObj7"/></draw:frame><text:span text:style-name="T16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8"/></text:p>
      <text:p text:style-name="P11"><text:span text:style-name="T18"/></text:p>
      <text:p text:style-name="P1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